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.11.2016</text:p>
      <text:p text:style-name="Standard">10 listopada w naszej szkole odbyly się uroczystości z okazji 98 rocznicy odzyskania przez Polske niepodległości. Uczniowie klas IIa i IIb uświetnili obchody 11 listopada programami artystycznymi.</text:p>
      <text:p text:style-name="Standard"/>
      <text:p text:style-name="Standard">07.11.2016</text:p>
      <text:p text:style-name="Standard">Uwaga! W związku z zarządzeniem Dyrektora szkoły w sprawie inwentaryzacji na terenie szkoły biblioteka szkolna w dniu 08.11.2016 będzie nieczynna.</text:p>
      <text:p text:style-name="Standard"/>
      <text:p text:style-name="Standard">03.11.2016 </text:p>
      <text:p text:style-name="Standard">Klasy Ia i Ib udały się na wycieczke historyczną Szlakiem Powstania Warszawskiego. Uczniowie odwiedzili Muzeum Powstania Warszawskiego oraz Muzeum Więzienia Powiak w Warszawie. Było to dla wszystkich niezwykle ważne przeżycie.</text:p>
      <text:p text:style-name="Standard"/>
      <text:p text:style-name="Standard">28.10.2016 </text:p>
      <text:p text:style-name="Standard">Uczniowie klas III wraz z nauczycielka języka angielskiego wyruszyli w wirtualna podróż po krajach anglojezycznych. Uczniowie przygotowywali prezentacje, prace plastyczne oraz referaty.</text:p>
      <text:p text:style-name="Standard"/>
      <text:p text:style-name="Standard">25.10.2016</text:p>
      <text:p text:style-name="Standard">Odbyła się próbna ewakuacja szkoły, wszystkie klasy sprawnie opuściły budynek wyjściami ewakuacyjnymi i udały się na miejsce zbiórki.</text:p>
      <text:p text:style-name="Standard"/>
      <text:p text:style-name="Standard">24.10.2016</text:p>
      <text:p text:style-name="Standard">Wszystkie klasy odwiedziły stację Uzdatniania Wody „Jagiellońska” Przedsiębiorstwa Wodociągów <text:s/>i Kanalizacji w Legniwie.</text:p>
      <text:p text:style-name="Standard"/>
      <text:p text:style-name="Standard">20.10.2016</text:p>
      <text:p text:style-name="Standard">Uczniowie klas 3 uczestniczyli w Festiwalu Nauki który odbył się w Pałacu w Jabłonnie. Wykonywali różnego rodzaju doświadcznia </text:p>
      <text:p text:style-name="Standard"/>
      <text:p text:style-name="Standard">14.10.2016</text:p>
      <text:p text:style-name="Standard">W szkole odbyły się warsztaty „Zostań programistą” na warsztaty mógł przyjść kązdy uczeń który był zainteresowany podstawami programowania w języku C.</text:p>
      <text:p text:style-name="Standard"/>
      <text:p text:style-name="Standard">08.10.2016 </text:p>
      <text:p text:style-name="Standard">Ruszył nabór do szkolnego chóru , zapraszamy wszystkich zainteresowanych do przyłączenia się w niezwykłą podróż zabawy i śpiewania</text:p>
      <text:p text:style-name="Standard"/>
      <text:p text:style-name="Standard"/>
      <text:p text:style-name="Standard">26.09.2016 </text:p>
      <text:p text:style-name="Standard">Miedzynarodowy dzień języków obcych. Nauczyciele języka angielskiego z tej okazji przygotowali dla uczniów rózne atrakcje i konkursy na których można było wygrać wycieczke do Londynu dla dwóch osób. </text:p>
      <text:p text:style-name="Standard"/>
      <text:p text:style-name="Standard"/>
      <text:p text:style-name="Standard">01.09.2016 </text:p>
      <text:p text:style-name="Standard">1 września odbyło się rozpoczęcie nowego roku szkolnego. Uczniowie klas trzecich przygotowali przedstawienia dla klas pierwszych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Pawłowicz</meta:initial-creator>
    <meta:creation-date>2016-11-12T19:15:37.10</meta:creation-date>
    <dc:date>2016-11-12T19:47:14.77</dc:date>
    <dc:creator>Karolina Pawłowicz</dc:creator>
    <meta:editing-duration>PT31M38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42" meta:character-count="1856"/>
  </office:meta>
</office:document-meta>
</file>